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349" officeooo:paragraph-rsid="0017f349"/>
    </style:style>
    <style:style style:name="P2" style:family="paragraph" style:parent-style-name="Standard">
      <style:text-properties officeooo:rsid="0017f349" officeooo:paragraph-rsid="001a62e2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17f349" officeooo:paragraph-rsid="0017f349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1bd2c1" officeooo:paragraph-rsid="001bd2c1" fo:background-color="#1e1e1e"/>
    </style:style>
    <style:style style:name="P6" style:family="paragraph" style:parent-style-name="Standard">
      <style:paragraph-properties style:line-height-at-least="0.503cm"/>
      <style:text-properties fo:color="#808080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text-properties officeooo:rsid="001bd2c1" officeooo:paragraph-rsid="001bd2c1"/>
    </style:style>
    <style:style style:name="P9" style:family="paragraph" style:parent-style-name="Preformatted_20_Text">
      <style:text-properties officeooo:rsid="0017f349" officeooo:paragraph-rsid="0017f349"/>
    </style:style>
    <style:style style:name="T1" style:family="text">
      <style:text-properties fo:color="#c586c0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569cd6"/>
    </style:style>
    <style:style style:name="T5" style:family="text">
      <style:text-properties fo:color="#dcdcaa"/>
    </style:style>
    <style:style style:name="T6" style:family="text">
      <style:text-properties fo:color="#808080"/>
    </style:style>
    <style:style style:name="T7" style:family="text">
      <style:text-properties fo:color="#4ec9b0"/>
    </style:style>
    <style:style style:name="T8" style:family="text">
      <style:text-properties fo:color="#b5ce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apt-get remove nodejs</text:p>
      <text:p text:style-name="P2"><text:s/>sudo apt install curl</text:p>
      <text:p text:style-name="P1"><text:s/>curl -fsSL https://deb.nodesource.com/setup_16.x | sudo -E bash -</text:p>
      <text:p text:style-name="P1"/>
      <text:p text:style-name="P9">sudo apt-get install -y nodejs</text:p>
      <text:p text:style-name="P1"/>
      <text:p text:style-name="P1"/>
      <text:p text:style-name="P4"><text:span text:style-name="T1">import</text:span> <text:span text:style-name="T2">logo</text:span> <text:span text:style-name="T1">from</text:span> <text:span text:style-name="T3">'./logo.svg'</text:span>;</text:p>
      <text:p text:style-name="P3"><text:span text:style-name="T1">import</text:span> <text:span text:style-name="T3">'./App.css'</text:span>;</text:p>
      <text:p text:style-name="P7"/>
      <text:p text:style-name="P3"><text:span text:style-name="T4">function</text:span> <text:span text:style-name="T5">App</text:span>() {</text:p>
      <text:p text:style-name="P3"><text:span text:style-name="T1">return</text:span> (</text:p>
      <text:p text:style-name="P3"><text:span text:style-name="T6">&lt;</text:span><text:span text:style-name="T4">div</text:span> <text:span text:style-name="T2">className</text:span>=<text:span text:style-name="T3">"App"</text:span><text:span text:style-name="T6">&gt;</text:span></text:p>
      <text:p text:style-name="P3"><text:span text:style-name="T6">&lt;</text:span><text:span text:style-name="T4">header</text:span> <text:span text:style-name="T2">className</text:span>=<text:span text:style-name="T3">"App-header"</text:span><text:span text:style-name="T6">&gt;</text:span></text:p>
      <text:p text:style-name="P3"><text:span text:style-name="T6">&lt;</text:span><text:span text:style-name="T4">img</text:span> <text:span text:style-name="T2">src</text:span>=<text:span text:style-name="T4">{</text:span><text:span text:style-name="T2">logo</text:span><text:span text:style-name="T4">}</text:span> <text:span text:style-name="T2">className</text:span>=<text:span text:style-name="T3">"App-logo"</text:span> <text:span text:style-name="T2">alt</text:span>=<text:span text:style-name="T3">"logo"</text:span> <text:span text:style-name="T6">/&gt;</text:span></text:p>
      <text:p text:style-name="P3"><text:span text:style-name="T6">&lt;</text:span><text:span text:style-name="T4">p</text:span><text:span text:style-name="T6">&gt;</text:span></text:p>
      <text:p text:style-name="P3">Edit <text:span text:style-name="T6">&lt;</text:span><text:span text:style-name="T4">code</text:span><text:span text:style-name="T6">&gt;</text:span>src/App.js<text:span text:style-name="T6">&lt;/</text:span><text:span text:style-name="T4">code</text:span><text:span text:style-name="T6">&gt;</text:span> and save to reload.</text:p>
      <text:p text:style-name="P3"><text:span text:style-name="T6">&lt;/</text:span><text:span text:style-name="T4">p</text:span><text:span text:style-name="T6">&gt;</text:span></text:p>
      <text:p text:style-name="P3"><text:span text:style-name="T6">&lt;</text:span><text:span text:style-name="T4">a</text:span></text:p>
      <text:p text:style-name="P3"><text:span text:style-name="T2">className</text:span>=<text:span text:style-name="T3">"App-link"</text:span></text:p>
      <text:p text:style-name="P3"><text:span text:style-name="T2">href</text:span>=<text:span text:style-name="T3">"https://reactjs.org"</text:span></text:p>
      <text:p text:style-name="P3"><text:span text:style-name="T2">target</text:span>=<text:span text:style-name="T3">"_blank"</text:span></text:p>
      <text:p text:style-name="P3"><text:span text:style-name="T2">rel</text:span>=<text:span text:style-name="T3">"noopener noreferrer"</text:span></text:p>
      <text:p text:style-name="P6">&gt;</text:p>
      <text:p text:style-name="P3">Learn React</text:p>
      <text:p text:style-name="P3"><text:span text:style-name="T6">&lt;/</text:span><text:span text:style-name="T4">a</text:span><text:span text:style-name="T6">&gt;</text:span></text:p>
      <text:p text:style-name="P3"><text:span text:style-name="T6">&lt;/</text:span><text:span text:style-name="T4">header</text:span><text:span text:style-name="T6">&gt;</text:span></text:p>
      <text:p text:style-name="P3"><text:span text:style-name="T6">&lt;/</text:span><text:span text:style-name="T4">div</text:span><text:span text:style-name="T6">&gt;</text:span></text:p>
      <text:p text:style-name="P3">);</text:p>
      <text:p text:style-name="P3">}</text:p>
      <text:p text:style-name="P1">////////////////////////////////////////////////////////////////</text:p>
      <text:p text:style-name="P8">app.js</text:p>
      <text:p text:style-name="P5"><text:span text:style-name="T1">import</text:span> <text:span text:style-name="T2">React</text:span> <text:span text:style-name="T1">from</text:span> <text:span text:style-name="T3">'react'</text:span></text:p>
      <text:p text:style-name="P3"><text:span text:style-name="T1">import</text:span> {<text:span text:style-name="T2">First</text:span>,<text:span text:style-name="T2">Second</text:span>} <text:span text:style-name="T1">from</text:span> <text:span text:style-name="T3">'./Mycomponents'</text:span></text:p>
      <text:p text:style-name="P3"><text:span text:style-name="T1">import</text:span> <text:span text:style-name="T2">Third</text:span> <text:span text:style-name="T1">from</text:span> <text:span text:style-name="T3">'./Mycomponents'</text:span></text:p>
      <text:p text:style-name="P7"/>
      <text:p text:style-name="P3"><text:span text:style-name="T4">class</text:span> <text:span text:style-name="T7">App</text:span> <text:span text:style-name="T4">extends</text:span> <text:span text:style-name="T7">React</text:span>.<text:span text:style-name="T7">Component</text:span></text:p>
      <text:p text:style-name="P3">{</text:p>
      <text:p text:style-name="P3"><text:span text:style-name="T5">render</text:span>()</text:p>
      <text:p text:style-name="P3">{</text:p>
      <text:p text:style-name="P3"><text:span text:style-name="T4">var</text:span> <text:span text:style-name="T2">num</text:span>=<text:span text:style-name="T8">30</text:span>;</text:p>
      <text:p text:style-name="P3"><text:span text:style-name="T1">return</text:span> <text:span text:style-name="T6">&lt;</text:span><text:span text:style-name="T4">div</text:span><text:span text:style-name="T6">&gt;</text:span></text:p>
      <text:p text:style-name="P3"><text:span text:style-name="T6">&lt;</text:span><text:span text:style-name="T4">h1</text:span><text:span text:style-name="T6">&gt;</text:span>my first reactjs<text:span text:style-name="T6">&lt;/</text:span><text:span text:style-name="T4">h1</text:span><text:span text:style-name="T6">&gt;</text:span></text:p>
      <text:p text:style-name="P3"><text:span text:style-name="T6">&lt;</text:span><text:span text:style-name="T4">b</text:span><text:span text:style-name="T6">&gt;</text:span>good morning<text:span text:style-name="T6">&lt;/</text:span><text:span text:style-name="T4">b</text:span><text:span text:style-name="T6">&gt;</text:span></text:p>
      <text:p text:style-name="P3"><text:span text:style-name="T6">&lt;</text:span><text:span text:style-name="T4">br</text:span><text:span text:style-name="T6">/&gt;</text:span></text:p>
      <text:p text:style-name="P3"><text:span text:style-name="T6">&lt;</text:span><text:span text:style-name="T4">b</text:span><text:span text:style-name="T6">&gt;</text:span>Number: <text:span text:style-name="T4">{</text:span><text:span text:style-name="T2">num</text:span><text:span text:style-name="T4">}</text:span><text:span text:style-name="T6">&lt;/</text:span><text:span text:style-name="T4">b</text:span><text:span text:style-name="T6">&gt;</text:span></text:p>
      <text:p text:style-name="P3"><text:span text:style-name="T6">&lt;</text:span><text:span text:style-name="T4">hr</text:span><text:span text:style-name="T6">/&gt;</text:span></text:p>
      <text:p text:style-name="P3"><text:span text:style-name="T6">&lt;</text:span><text:span text:style-name="T7">First</text:span><text:span text:style-name="T6">/&gt;</text:span></text:p>
      <text:p text:style-name="P3"><text:span text:style-name="T6">&lt;</text:span><text:span text:style-name="T7">Second</text:span><text:span text:style-name="T6">/&gt;</text:span></text:p>
      <text:p text:style-name="P3"><text:span text:style-name="T6">&lt;</text:span><text:span text:style-name="T7">Third</text:span><text:span text:style-name="T6">/&gt;</text:span></text:p>
      <text:p text:style-name="P3"><text:span text:style-name="T6">&lt;/</text:span><text:span text:style-name="T4">div</text:span><text:span text:style-name="T6">&gt;</text:span></text:p>
      <text:p text:style-name="P3"><text:soft-page-break/>}</text:p>
      <text:p text:style-name="P3">}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3:58:20.107876038</meta:creation-date>
    <meta:editing-duration>PT2H19M18S</meta:editing-duration>
    <meta:editing-cycles>6</meta:editing-cycles>
    <meta:generator>LibreOffice/6.4.7.2$Linux_X86_64 LibreOffice_project/40$Build-2</meta:generator>
    <dc:date>2021-12-28T15:55:02.340548241</dc:date>
    <meta:document-statistic meta:table-count="0" meta:image-count="0" meta:object-count="0" meta:page-count="2" meta:paragraph-count="48" meta:word-count="103" meta:character-count="841" meta:non-whitespace-character-count="784"/>
  </office:meta>
</office:document-meta>
</file>